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082c9" style:font-name-asian="Droid Sans Fallback" style:font-name-complex="FreeSans"/>
    </style:style>
    <style:style style:name="P15" style:family="paragraph" style:parent-style-name="Standard">
      <style:text-properties style:text-position="0% 100%" style:font-name="Liberation Serif" officeooo:rsid="003f6c4f" officeooo:paragraph-rsid="00899f82" style:font-name-asian="Droid Sans Fallback" style:font-name-complex="FreeSans"/>
    </style:style>
    <style:style style:name="P16" style:family="paragraph" style:parent-style-name="Standard">
      <style:text-properties style:text-position="0% 100%" style:font-name="Liberation Serif" officeooo:rsid="003f6c4f" officeooo:paragraph-rsid="00b1a777" style:font-name-asian="Droid Sans Fallback" style:font-name-complex="FreeSans"/>
    </style:style>
    <style:style style:name="P17" style:family="paragraph" style:parent-style-name="Standard">
      <style:text-properties style:text-position="0% 100%" style:font-name="Liberation Serif" officeooo:rsid="003f6c4f" officeooo:paragraph-rsid="00b62d21" style:font-name-asian="Droid Sans Fallback" style:font-name-complex="FreeSans"/>
    </style:style>
    <style:style style:name="P18" style:family="paragraph" style:parent-style-name="Standard">
      <style:text-properties style:text-position="0% 100%" style:font-name="Liberation Serif" officeooo:rsid="004303de" officeooo:paragraph-rsid="004082c9" style:font-name-asian="Droid Sans Fallback" style:font-name-complex="FreeSans"/>
    </style:style>
    <style:style style:name="P19" style:family="paragraph" style:parent-style-name="Standard">
      <style:text-properties style:text-position="0% 100%" style:font-name="Liberation Serif1" officeooo:rsid="004d151d" officeooo:paragraph-rsid="004c8e60" style:font-name-asian="Droid Sans Fallback" style:font-name-complex="FreeSans"/>
    </style:style>
    <style:style style:name="P20" style:family="paragraph" style:parent-style-name="Standard">
      <style:text-properties style:text-position="0% 100%" style:font-name="Liberation Serif1" officeooo:rsid="00698eb1" officeooo:paragraph-rsid="004c8e60" style:font-name-asian="Droid Sans Fallback" style:font-name-complex="FreeSans"/>
    </style:style>
    <style:style style:name="P21" style:family="paragraph" style:parent-style-name="Standard">
      <style:text-properties style:text-position="0% 100%" style:font-name="Liberation Serif1" officeooo:rsid="00893600" officeooo:paragraph-rsid="00899f82" style:font-name-asian="Droid Sans Fallback" style:font-name-complex="FreeSans"/>
    </style:style>
    <style:style style:name="P22" style:family="paragraph" style:parent-style-name="Standard">
      <style:text-properties style:text-position="0% 100%" style:font-name="Liberation Serif1" officeooo:rsid="005cd1e1" officeooo:paragraph-rsid="005cdbb1" style:font-name-asian="Droid Sans Fallback" style:font-name-complex="FreeSans"/>
    </style:style>
    <style:style style:name="P23" style:family="paragraph" style:parent-style-name="Standard">
      <style:text-properties style:text-position="0% 100%" style:font-name="Liberation Serif1" officeooo:rsid="006d5f5e" officeooo:paragraph-rsid="00b1a777" style:font-name-asian="Droid Sans Fallback" style:font-name-complex="FreeSans"/>
    </style:style>
    <style:style style:name="P24" style:family="paragraph" style:parent-style-name="Standard">
      <style:text-properties style:text-position="0% 100%" style:font-name="Liberation Serif1" officeooo:rsid="0075081a" officeooo:paragraph-rsid="00b62d21" style:font-name-asian="Droid Sans Fallback" style:font-name-complex="FreeSans"/>
    </style:style>
    <style:style style:name="P25" style:family="paragraph" style:parent-style-name="Standard">
      <style:text-properties officeooo:rsid="009b9086" officeooo:paragraph-rsid="009fd236"/>
    </style:style>
    <style:style style:name="P26" style:family="paragraph" style:parent-style-name="Standard">
      <style:text-properties officeooo:rsid="009b9086" officeooo:paragraph-rsid="00a0a42c"/>
    </style:style>
    <style:style style:name="P27" style:family="paragraph" style:parent-style-name="Standard">
      <style:text-properties style:text-position="0% 100%" style:font-name="Liberation Serif" officeooo:rsid="003f6c4f" officeooo:paragraph-rsid="00d66e6b" style:font-name-asian="Droid Sans Fallback" style:font-name-complex="FreeSans"/>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font-name="Liberation Serif1" officeooo:rsid="00c78641"/>
    </style:style>
    <style:style style:name="T122" style:family="text">
      <style:text-properties style:font-name="Liberation Serif1" officeooo:rsid="00c99c7c"/>
    </style:style>
    <style:style style:name="T123" style:family="text">
      <style:text-properties style:font-name="Liberation Serif1" officeooo:rsid="00ca5280"/>
    </style:style>
    <style:style style:name="T124" style:family="text">
      <style:text-properties style:font-name="Liberation Serif1" officeooo:rsid="00cbab4c"/>
    </style:style>
    <style:style style:name="T125" style:family="text">
      <style:text-properties style:font-name="Liberation Serif1" officeooo:rsid="00cbe76a"/>
    </style:style>
    <style:style style:name="T126" style:family="text">
      <style:text-properties style:font-name="Liberation Serif1" officeooo:rsid="00ccc082"/>
    </style:style>
    <style:style style:name="T127" style:family="text">
      <style:text-properties style:font-name="Liberation Serif1" officeooo:rsid="00ce4d24"/>
    </style:style>
    <style:style style:name="T128" style:family="text">
      <style:text-properties style:font-name="Liberation Serif1" officeooo:rsid="00cfd1f3"/>
    </style:style>
    <style:style style:name="T129" style:family="text">
      <style:text-properties style:font-name="Liberation Serif1" officeooo:rsid="00d14598"/>
    </style:style>
    <style:style style:name="T130" style:family="text">
      <style:text-properties style:font-name="Liberation Serif1" officeooo:rsid="00d2590c"/>
    </style:style>
    <style:style style:name="T131" style:family="text">
      <style:text-properties style:font-name="Liberation Serif1" officeooo:rsid="00d4d631"/>
    </style:style>
    <style:style style:name="T132" style:family="text">
      <style:text-properties style:font-name="Liberation Serif1" officeooo:rsid="00d66e6b"/>
    </style:style>
    <style:style style:name="T133" style:family="text">
      <style:text-properties style:font-name="Liberation Serif1" officeooo:rsid="00d6c799"/>
    </style:style>
    <style:style style:name="T134" style:family="text">
      <style:text-properties style:font-name="Liberation Serif1" officeooo:rsid="00d86923"/>
    </style:style>
    <style:style style:name="T135" style:family="text">
      <style:text-properties style:font-name="Liberation Serif1" officeooo:rsid="00d9b4ff"/>
    </style:style>
    <style:style style:name="T136" style:family="text">
      <style:text-properties style:text-position="sub 58%" style:font-name="Liberation Serif1" officeooo:rsid="0057ae13" style:font-name-asian="Droid Sans Fallback" style:font-name-complex="FreeSans"/>
    </style:style>
    <style:style style:name="T137" style:family="text">
      <style:text-properties style:text-position="sub 58%" style:font-name="Liberation Serif1" officeooo:rsid="00599ee7" style:font-name-asian="Droid Sans Fallback" style:font-name-complex="FreeSans"/>
    </style:style>
    <style:style style:name="T138" style:family="text">
      <style:text-properties style:text-position="sub 58%" style:font-name="Liberation Serif1" officeooo:rsid="005b253a" style:font-name-asian="Droid Sans Fallback" style:font-name-complex="FreeSans"/>
    </style:style>
    <style:style style:name="T139" style:family="text">
      <style:text-properties officeooo:rsid="0097d871"/>
    </style:style>
    <style:style style:name="T140"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39">'</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40">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5"><text:tab/></text:p>
      <text:p text:style-name="P26"><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36">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37">0</text:span><text:span text:style-name="T19">(</text:span><text:span text:style-name="T21">u</text:span><text:span text:style-name="T19">) </text:span><text:span text:style-name="T11">≤</text:span><text:span text:style-name="T22"> W</text:span><text:span text:style-name="T138">0</text:span><text:span text:style-name="T22">(t) and if W</text:span><text:span text:style-name="T138">0</text:span><text:span text:style-name="T22">(Q)=W</text:span><text:span text:style-name="T138">0</text:span><text:span text:style-name="T22">(P) then W</text:span><text:span text:style-name="T138">1</text:span><text:span text:style-name="T22">(Q) ≤ W</text:span><text:span text:style-name="T138">1</text:span><text:span text:style-name="T22">(P), and if W</text:span><text:span text:style-name="T138">1</text:span><text:span text:style-name="T22">(Q)=W</text:span><text:span text:style-name="T138">1</text:span><text:span text:style-name="T22">(P) then W</text:span><text:span text:style-name="T138">2</text:span><text:span text:style-name="T22">(Q) ≤ W</text:span><text:span text:style-name="T138">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2"/>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19"/>
      <text:p text:style-name="P27"><text:span text:style-name="T63"><text:tab/></text:span><text:span text:style-name="T64">The univie model that we replicated and extended </text:span><text:span text:style-name="T130">using python</text:span><text:span text:style-name="T64"> tried to explain how cooperation can evolve </text:span><text:span text:style-name="T122">to be an ESS given</text:span><text:span text:style-name="T65"> a PD payoff structure. </text:span><text:span text:style-name="T66">This seems impossible as we have proven that defection is an ESS in a two player PD game. </text:span><text:span text:style-name="T120">T</text:span><text:span text:style-name="T66">he univie model showed that in a well mixed population defection </text:span><text:span text:style-name="T125">would dominate as a pure strategy</text:span><text:span text:style-name="T66"> over time. </text:span><text:span text:style-name="T128">Alternatively, c</text:span><text:span text:style-name="T123">ooperation is selected for </text:span><text:span text:style-name="T128">w</text:span><text:span text:style-name="T127">h</text:span><text:span text:style-name="T66">e</text:span><text:span text:style-name="T127">n they</text:span><text:span text:style-name="T66"> restrict interactions so that a participant </text:span><text:span text:style-name="T124">can only</text:span><text:span text:style-name="T66"> play with each of its four closest neighbours.</text:span><text:span text:style-name="T67"> After running </text:span><text:span text:style-name="T129">our python</text:span><text:span text:style-name="T67"> model </text:span><text:span text:style-name="T132">with</text:span><text:span text:style-name="T131"> these same spatial restraints</text:span><text:span text:style-name="T67"> we found that the average agent on our lattice engaged in cooperation more than 90% </text:span><text:span text:style-name="T134">of the time</text:span><text:span text:style-name="T67"> </text:span><text:span text:style-name="T133">after <text:s/>many time steps</text:span><text:span text:style-name="T67">. This conformed nicely with the spatial unvie PD game. </text:span><text:span text:style-name="T134">Moreover, t</text:span><text:span text:style-name="T68">he univie spatial hawk-dove game found cooperation at an equilibrium value </text:span><text:span text:style-name="T69">of about 45-50% when the lattice was asychrnously upated. This conformed nicely to our python model </text:span><text:span text:style-name="T117">run </text:span><text:span text:style-name="T134">as well</text:span><text:span text:style-name="T69">. </text:span><text:span text:style-name="T135">At first glance,</text:span><text:span text:style-name="T69"> </text:span><text:span text:style-name="T135">n</text:span><text:span text:style-name="T69">on</text:span><text:span text:style-name="T135">e</text:span><text:span text:style-name="T69">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0"/>
      <text:p text:style-name="P16"><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Aside from adding this new update procedure we should also implement a switch into our model that allows us to switch between spatial games and well-mixed .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text:span><text:soft-page-break/><text:span text:style-name="T74">depends on a single gene, geneA, <text:s/>that is a real valued number. The cooperation probability of the 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proposed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3"/>
      <text:p text:style-name="P17"><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4"/>
      <text:p text:style-name="P17"><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text:span><text:soft-page-break/><text:span text:style-name="T82">occurs when </text:span><text:span text:style-name="T83">one purposely puts their biological fitness at risk to reduce the fitness or payoff of another 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1"/>
      <text:p text:style-name="P21"/>
      <text:p text:style-name="P15"><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1"/>
      <text:p text:style-name="P14"><text:tab/></text:p>
      <text:p text:style-name="P18"><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2:02:43.721236643</dc:date>
    <meta:editing-duration>PT13H39M57S</meta:editing-duration>
    <meta:editing-cycles>172</meta:editing-cycles>
    <meta:generator>LibreOffice/5.0.6.2$Linux_X86_64 LibreOffice_project/00m0$Build-2</meta:generator>
    <meta:document-statistic meta:table-count="0" meta:image-count="0" meta:object-count="0" meta:page-count="5" meta:paragraph-count="20" meta:word-count="3534" meta:character-count="21150" meta:non-whitespace-character-count="17560"/>
  </office:meta>
</office:document-meta>
</file>